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Pictures/100003490000018D0000018DAF9680C3CCAC5E25.svg" manifest:media-type="image/svg+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e994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74.66mm" svg:y="6.44mm">
            <draw:object draw:notify-on-update-of-ranges="Sheet1.A6:Sheet1.A12 Sheet1.B5:Sheet1.B5 Sheet1.B6:Sheet1.B12 Sheet1.A6:Sheet1.A12 Sheet1.C5:Sheet1.C5 Sheet1.C6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1" table:default-cell-style-name="ce10"/>
        <table:table-column table:style-name="co2" table:default-cell-style-name="ce13"/>
        <table:table-column table:style-name="co1" table:default-cell-style-name="Default"/>
        <table:table-row table:style-name="ro1">
          <table:table-cell table:style-name="Default" office:value-type="string" calcext:value-type="string">
            <text:p>v=<text:span text:style-name="T1">√(2hg)</text:span></text:p>
          </table:table-cell>
          <table:table-cell table:style-name="ce3" office:value-type="string" calcext:value-type="string">
            <text:p>g =</text:p>
          </table:table-cell>
          <table:table-cell table:style-name="ce2" office:value-type="float" office:value="9.81" calcext:value-type="float">
            <text:p>9.81</text:p>
          </table:table-cell>
          <table:table-cell office:value-type="string" calcext:value-type="string">
            <text:p>m²/s</text:p>
          </table:table-cell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5"/>
          <table:table-cell table:style-name="ce9" office:value-type="string" calcext:value-type="string">
            <text:p>theoretical</text:p>
          </table:table-cell>
          <table:table-cell table:style-name="ce12" office:value-type="string" calcext:value-type="string">
            <text:p>experimental</text:p>
          </table:table-cell>
          <table:table-cell/>
        </table:table-row>
        <table:table-row table:style-name="ro1">
          <table:table-cell table:style-name="ce6" office:value-type="string" calcext:value-type="string">
            <text:p>h[cm]</text:p>
          </table:table-cell>
          <table:table-cell table:style-name="ce9" office:value-type="string" calcext:value-type="string">
            <text:p>v_t[cm/s]</text:p>
          </table:table-cell>
          <table:table-cell table:style-name="ce12" office:value-type="string" calcext:value-type="string">
            <text:p>v[cm/s]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QRT(2*[.A6]/100*[.$C$1])*100" office:value-type="float" office:value="0" calcext:value-type="float">
            <text:p>0</text:p>
          </table:table-cell>
          <table:table-cell table:style-name="ce12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2*[.A7]/100*[.$C$1])*100" office:value-type="float" office:value="99.0454441153151" calcext:value-type="float">
            <text:p>99</text:p>
          </table:table-cell>
          <table:table-cell table:style-name="ce12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2*[.A8]/100*[.$C$1])*100" office:value-type="float" office:value="140.071410359145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2*[.A9]/100*[.$C$1])*100" office:value-type="float" office:value="171.55174146595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2*[.A10]/100*[.$C$1])*100" office:value-type="float" office:value="198.09088823063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QRT(2*[.A11]/100*[.$C$1])*100" office:value-type="float" office:value="221.47234590350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2*[.A12]/100*[.$C$1])*100" office:value-type="float" office:value="242.610799429869" calcext:value-type="float">
            <text:p>24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20:06:47.702127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6T18:33:55.118781278</meta:creation-date>
    <dc:date>2020-02-06T20:08:18.349478512</dc:date>
    <meta:editing-duration>PT1H6M54S</meta:editing-duration>
    <meta:editing-cycles>5</meta:editing-cycles>
    <meta:generator>LibreOffice/6.3.2.1$Linux_X86_64 LibreOffice_project/db810050ff08fd4774137f693d5a01d22f324dfd</meta:generator>
    <meta:document-statistic meta:table-count="1" meta:cell-count="23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2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3">
      <style:chart-properties chart:symbol-type="image" chart:symbol-width="0.25cm" chart:symbol-height="0.25cm" chart:link-data-style-to-source="true">
        <chart:symbol-image xlink:href="Pictures/100003490000018D0000018DAF9680C3CCAC5E25.svg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3.627cm" svg:y="0.185cm" style:legend-expansion="wide" chart:style-name="ch2"/>
        <chart:plot-area chart:style-name="ch3" table:cell-range-address="Sheet1.A6:Sheet1.C12 Sheet1.B5:Sheet1.C5" chart:data-source-has-labels="row" svg:x="1.331cm" svg:y="0.963cm" svg:width="14.349cm" svg:height="6.876cm">
          <chartooo:coordinate-region svg:x="2.138cm" svg:y="1.162cm" svg:width="13.355cm" svg:height="6.03cm"/>
          <chart:axis chart:dimension="x" chart:name="primary-x" chart:style-name="ch4">
            <chart:title svg:x="8.024cm" svg:y="8.019cm" chart:style-name="ch5">
              <text:p>h [cm]</text:p>
            </chart:title>
            <chart:grid chart:style-name="ch6" chart:class="major"/>
          </chart:axis>
          <chart:axis chart:dimension="y" chart:name="primary-y" chart:style-name="ch7">
            <chart:title svg:x="0.451cm" svg:y="4.987cm" chart:style-name="ch8">
              <text:p>v [cm/s]</text:p>
            </chart:title>
            <chart:grid chart:style-name="ch6" chart:class="major"/>
          </chart:axis>
          <chart:series chart:style-name="ch9" chart:values-cell-range-address="Sheet1.B6:Sheet1.B12" chart:label-cell-address="Sheet1.B5:Sheet1.B5" chart:class="chart:scatter">
            <chart:domain table:cell-range-address="Sheet1.A6:Sheet1.A12"/>
            <chart:regression-curve chart:style-name="ch10"/>
            <chart:data-point chart:repeated="7"/>
          </chart:series>
          <chart:series chart:style-name="ch11" chart:values-cell-range-address="Sheet1.C6:Sheet1.C12" chart:label-cell-address="Sheet1.C5:Sheet1.C5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_t[cm/s]</text:p>
                <draw:g>
                  <svg:desc>Sheet1.B5:Sheet1.B5</svg:desc>
                </draw:g>
              </table:table-cell>
              <table:table-cell office:value-type="string">
                <text:p>v[cm/s]</text:p>
                <draw:g>
                  <svg:desc>Sheet1.C5:Sheet1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12</svg:desc>
                </draw:g>
              </table:table-cell>
              <table:table-cell office:value-type="float" office:value="0">
                <text:p>0</text:p>
                <draw:g>
                  <svg:desc>Sheet1.B6:Sheet1.B12</svg:desc>
                </draw:g>
              </table:table-cell>
              <table:table-cell office:value-type="float" office:value="NaN">
                <text:p>NaN</text:p>
                <draw:g>
                  <svg:desc>Sheet1.C6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9.0454441153151">
                <text:p>99.0454441153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40.071410359145">
                <text:p>140.071410359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71.55174146595">
                <text:p>171.55174146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98.09088823063">
                <text:p>198.09088823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21.472345903501">
                <text:p>221.472345903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2.610799429869">
                <text:p>242.61079942986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1$Linux_X86_64 LibreOffice_project/db810050ff08fd4774137f693d5a01d22f324dfd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